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fo:background-color="transparent" style:font-weight-asian="bold" style:font-weight-complex="bold"/>
    </style:style>
    <style:style style:name="P2" style:family="paragraph" style:parent-style-name="Standard">
      <style:text-properties fo:font-weight="bold" officeooo:paragraph-rsid="000d9a35" fo:background-color="transparent" style:font-weight-asian="bold" style:font-weight-complex="bold"/>
    </style:style>
    <style:style style:name="P3" style:family="paragraph" style:parent-style-name="Text_20_body">
      <style:text-properties fo:font-weight="bold" officeooo:paragraph-rsid="000d9a35" fo:background-color="transparent" style:font-weight-asian="bold" style:font-weight-complex="bold"/>
    </style:style>
    <style:style style:name="P4" style:family="paragraph" style:parent-style-name="Standard">
      <style:text-properties fo:font-weight="bold" officeooo:rsid="000d9a35" officeooo:paragraph-rsid="000d9a35" fo:background-color="transparent" style:font-weight-asian="bold" style:font-weight-complex="bold"/>
    </style:style>
    <style:style style:name="P5" style:family="paragraph" style:parent-style-name="Text_20_body">
      <style:text-properties fo:font-weight="bold" officeooo:paragraph-rsid="000d9a35" style:font-weight-asian="bold" style:font-weight-complex="bold"/>
    </style:style>
    <style:style style:name="P6" style:family="paragraph" style:parent-style-name="Text_20_body">
      <style:text-properties fo:font-weight="bold" officeooo:rsid="000d9a35" officeooo:paragraph-rsid="000d9a35" style:font-weight-asian="bold" style:font-weight-complex="bold"/>
    </style:style>
    <style:style style:name="P7" style:family="paragraph" style:parent-style-name="Standard">
      <style:text-properties fo:font-size="16pt" fo:font-weight="bold" officeooo:rsid="000d9a35" officeooo:paragraph-rsid="000d9a35" style:font-size-asian="16pt" style:font-weight-asian="bold" style:font-size-complex="16pt" style:font-weight-complex="bold"/>
    </style:style>
    <style:style style:name="P8" style:family="paragraph" style:parent-style-name="Standard">
      <style:text-properties fo:font-size="16pt" fo:font-weight="bold" officeooo:rsid="000d9a35" officeooo:paragraph-rsid="000d9a35" style:font-size-asian="16pt" style:font-weight-asian="bold" style:font-size-complex="16pt" style:font-weight-complex="bold"/>
    </style:style>
    <style:style style:name="P9" style:family="paragraph" style:parent-style-name="Standard">
      <style:text-properties fo:font-weight="bold" officeooo:rsid="000d9a35" officeooo:paragraph-rsid="000f3523" fo:background-color="#ffff00" style:font-weight-asian="bold"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text-properties fo:font-weight="bold" officeooo:paragraph-rsid="000f3523" style:font-weight-asian="bold" style:font-weight-complex="bold"/>
    </style:style>
    <style:style style:name="P19" style:family="paragraph" style:parent-style-name="Text_20_body" style:list-style-name="L6"/>
    <style:style style:name="P20" style:family="paragraph" style:parent-style-name="Text_20_body">
      <style:text-properties fo:font-size="12pt" fo:font-weight="normal" officeooo:rsid="000d9a35" officeooo:paragraph-rsid="000d9a35" style:font-size-asian="12pt" style:font-weight-asian="normal" style:font-size-complex="12pt" style:font-weight-complex="normal"/>
    </style:style>
    <style:style style:name="T1" style:family="text">
      <style:text-properties officeooo:rsid="000d9a35"/>
    </style:style>
    <style:style style:name="T2" style:family="text">
      <style:text-properties fo:background-color="transparent" loext:char-shading-value="0"/>
    </style:style>
    <style:style style:name="T3" style:family="text">
      <style:text-properties officeooo:rsid="000f3523"/>
    </style:style>
    <style:style style:name="T4" style:family="text">
      <style:text-properties fo:font-size="16pt" officeooo:rsid="000d9a35" fo:background-color="transparent" loext:char-shading-value="0" style:font-size-asian="16pt" style:font-size-complex="16pt"/>
    </style:style>
    <style:style style:name="T5" style:family="text">
      <style:text-properties fo:font-size="12pt" style:font-size-asian="12pt" style:font-size-complex="12pt"/>
    </style:style>
    <style:style style:name="T6" style:family="text">
      <style:text-properties fo:font-size="12pt" officeooo:rsid="000d9a35" fo:background-color="transparent" loext:char-shading-value="0" style:font-size-asian="12pt" style:font-size-complex="12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ocuments description</text:p>
      <text:p text:style-name="P7"/>
      <text:p text:style-name="P9">- <text:span text:style-name="T3">project_description.odt</text:span>:</text:p>
      <text:p text:style-name="P4"/>
      <text:p text:style-name="P4">- SOTA_methods_with_code.pdf:</text:p>
      <text:p text:style-name="Standard">Questo documento offre una panoramica completa dei metodi all'avanguardia (SOTA) per il rilevamento di anomalie in vari domini, accompagnata dai relativi repository di codice per ciascun metodo. Copre una vasta gamma di approcci degli ultimi anni, evidenziando i progressi nelle tecniche di rilevamento delle anomalie. Tra i metodi presentati si includono approcci basati sulla classificazione a classe singola, framework insegnante-studente, mappatura delle distribuzioni, banche di memoria e tecniche basate sulla ricostruzione, tra gli altri. Ogni voce elenca il titolo del metodo, il numero di stelle su GitHub, il convegno di pubblicazione (che varia da CVPR e ICCV a ECCV, WACV, NeurIPS e altri), l'anno di pubblicazione e un link diretto al repository GitHub. </text:p>
      <text:p text:style-name="Standard"/>
      <text:p text:style-name="P1">- Recent_research.pdf:</text:p>
      <text:p text:style-name="Standard">Questo documento raccoglie ricerche recenti nel campo del rilevamento di anomalie, con un focus particolare sulle applicazioni industriali e mediche. Presenta lavori selezionati da conferenze di prestigio come CVPR, ICLR, AAAI, WACV, NeurIPS, ICML, ACM MM, e ICCV, oltre a includere contributi significativi correlati ai modelli di linguaggio di grandi dimensioni (LLM) per il 2023 e il 2024. I temi spaziano dal rilevamento di anomalie guidato da testo, alla segmentazione di immagini variabili, apprendimento con pochi esempi, mappatura di caratteristiche crossmodali, e tecniche di sintesi di anomalie in 3D, fino alla creazione di benchmark per il rilevamento di anomalie in scenari realistici e la detezione di anomalie utilizzando modelli visivo-linguistici. Ogni studio è corredato da informazioni sul codice disponibile, quando presente, offrendo una risorsa preziosa per ricercatori e professionisti desiderosi di esplorare le più recenti innovazioni e applicazioni pratiche nel rilevamento di anomalie. </text:p>
      <text:p text:style-name="Standard"/>
      <text:p text:style-name="P1">- Unsupervised_AD_methods.pdf:</text:p>
      <text:p text:style-name="Text_20_body">Questo documento presenta un'ampia gamma di metodi non supervisionati per il rilevamento di anomalie, organizzati in diverse categorie in base alla loro metodologia di base. Tra le tecniche discusse vi sono metodi basati sull'incorporamento di caratteristiche, con un focus particolare su approcci Teacher-Student, classificazione a classe singola (OCC), mappatura delle distribuzioni, utilizzo di memory bank e metodi basati su lingua e visione. Inoltre, vengono esplorate metodologie basate sulla ricostruzione, comprese quelle che fanno uso di autoencoder, reti generative avversarie (GAN), trasformatori, modelli di diffusione e altri approcci innovativi.</text:p>
      <text:p text:style-name="Text_20_body">Ogni categoria è dettagliata con esempi specifici di ricerca e sviluppi recenti, includendo riferimenti a pubblicazioni significative da conferenze di prestigio come CVPR, ICCV, WACV, ICML, ICLR, ECCV e AAAI. Il documento evidenzia l'evoluzione del campo attraverso una varietà di approcci e applicazioni, dal rilevamento di difetti su superfici industriali alla localizzazione di anomalie in immagini mediche, dimostrando l'impatto della ricerca avanzata nel rilevamento di anomalie non supervisionato.</text:p>
      <text:p text:style-name="Standard"/>
      <text:p text:style-name="P2">- Supervised_AD_methods.pdf:</text:p>
      <text:p text:style-name="Text_20_body">Questo documento esplora l'ambito del rilevamento di anomalie supervisionato, presentando una selezione di metodi che utilizzano campioni normali in maggioranza (con meno campioni anomali o etichette deboli) e approcci che beneficiano di un numero maggiore di campioni anomali. Tra le tecniche descritte vi sono l'apprendimento semi-supervisionato, la classificazione one-class spiegabile, la localizzazione di anomalie guidata dall'attenzione, l'apprendimento supervisionato da <text:soft-page-break/>debolmente a completamente, la generazione di immagini anomale con modelli di diffusione, e l'integrazione di conoscenze prevenute per migliorare la localizzazione di anomalie non supervisionate.</text:p>
      <text:p text:style-name="Text_20_body">Il documento copre anche metodi innovativi per la detezione di difetti in superfici metalliche, la classificazione di difetti strutturali in calcestruzzo, la detezione di difetti utilizzando informazioni tattili e reti neurali convoluzionali adattate per ispezioni specifiche. È inclusa una varietà di approcci che vanno dall'uso di reti neurali completamente convoluzionali per la detezione pixel-per-pixel di difetti superficiali, all'impiego di apprendimento attivo e trasferimento di apprendimento per migliorare l'efficacia dei modelli in scenari di dati limitati o eterogenei.</text:p>
      <text:p text:style-name="Text_20_body"/>
      <text:p text:style-name="P3">- Other_research_direction.pdf:</text:p>
      <text:p text:style-name="Text_20_body">Questo documento esplora nuove direzioni di ricerca nel campo del rilevamento di anomalie, estendendosi oltre gli approcci tradizionali per includere aree innovative come il rilevamento di anomalie con pochi esempi (Few-Shot AD), rilevamento di anomalie senza esempi (Zero-Shot AD), rilevamento di anomalie in presenza di dati rumorosi (Noisy AD), generazione sintetica di anomalie, rilevamento di anomalie in 3D, rilevamento di anomalie continuo, rilevamento di anomalie in classi multiple o uniformi, e rilevamento di anomalie logico.</text:p>
      <text:p text:style-name="Text_20_body">Il documento presenta una varietà di metodi che spaziano dall'apprendimento meta non supervisionato, generazione di immagini anomale con modelli di diffusione, apprendimento contrastivo fine-tunato per rilevamento di anomalie con pochi esempi, a strategie per il rilevamento di anomalie in nuvole di punti 3D e tecniche per gestire l'apprendimento di anomalie in ambienti in continua evoluzione. Inoltre, affronta sfide come il rilevamento di anomalie in contesti con dati rumorosi, l'uso di modelli linguistici-visivi per rilevamento di anomalie senza esempi, e l'esplorazione di modelli unificati per il rilevamento di anomalie multi-classe.</text:p>
      <text:p text:style-name="Text_20_body">Attraverso una ricca collezione di ricerche recenti, questo documento sottolinea l'importanza di sviluppare approcci flessibili e adattabili per affrontare le sfide uniche presenti nel rilevamento di anomalie in vari domini applicativi, come l'industria, la medicina e la sorveglianza.</text:p>
      <text:p text:style-name="Text_20_body"/>
      <text:p text:style-name="P3">- Dataset_list.pd<text:span text:style-name="T1">f:</text:span></text:p>
      <text:p text:style-name="Standard">Il documento "Dataset_list.pdf" fornisce una panoramica esaustiva di numerosi dataset significativi nel campo del rilevamento di anomalie, coprendo una vasta gamma di applicazioni, da contesti industriali e di produzione a scenari più specifici come l'analisi di immagini a raggi X e la valutazione di componenti elettronici. Ogni dataset è descritto in termini di tipo di dati (reali o sintetici), fonte delle immagini (RGB, point-cloud, RBG, ecc.), contesto applicativo (tessile, metallurgico, elettronico, ecc.), anno di pubblicazione, e il livello di annotazione fornito (maschere di segmentazione, bounding box, ecc.). Questa collezione mira a supportare la comunità scientifica e industriale fornendo dati ricchi e vari per lo sviluppo, il test e il benchmarking di metodi di rilevamento di anomalie avanzati, sia in scenari supervisionati che non supervisionati. </text:p>
      <text:p text:style-name="Standard"/>
      <text:p text:style-name="Standard"/>
      <text:p text:style-name="Standard"/>
      <text:p text:style-name="Standard"/>
      <text:p text:style-name="Standard"/>
      <text:p text:style-name="Standard"><text:soft-page-break/></text:p>
      <text:p text:style-name="Standard"/>
      <text:p text:style-name="Standard"/>
      <text:p text:style-name="P7">Directories description</text:p>
      <text:p text:style-name="P7"/>
      <text:p text:style-name="P18"><text:span text:style-name="T2">- </text:span><text:span text:style-name="T6">anomalib(selected_framework)</text:span><text:span text:style-name="T5">:</text:span></text:p>
      <text:p text:style-name="P20">La directory 'anomalib(selected_framework)' racchiude risorse esaustive relative al framework Anomalib, un sistema unificato e indipendente dal compito specifico per il rilevamento di anomalie visive. I contenuti sono i seguenti:</text:p>
      <text:list text:style-name="L6">
        <text:list-item>
          <text:p text:style-name="P19"><text:span text:style-name="Strong_20_Emphasis">Documentazione</text:span>: La sottodirectory 'documentation' contiene tutti i file di documentazione per il framework Anomalib, assicurando che gli utenti possano comprendere ed implementare efficacemente il sistema.</text:p>
        </text:list-item>
        <text:list-item>
          <text:p text:style-name="P19"><text:span text:style-name="Strong_20_Emphasis">Repository Git</text:span>: Un repository locale che contiene il codice sorgente del framework Anomalib, consentendo un facile accesso e potenziali contributi alla base del codice.</text:p>
        </text:list-item>
        <text:list-item>
          <text:p text:style-name="P19"><text:span text:style-name="Strong_20_Emphasis">PDF Paper/Articolo</text:span>: Il documento 'UniFormaly_Towards_Task-Agnostic_Unified_Framework.pdf' fornisce una discussione approfondita del framework Anomalib, sottolineando la sua applicazione universale attraverso vari compiti e dataset di rilevamento di anomalie. Introduce metodi innovativi come il Back Patch Masking e il matching delle caratteristiche con top k-ratio per gestire il rilevamento di anomalie in modo unificato.</text:p>
        </text:list-item>
        <text:list-item>
          <text:p text:style-name="P19"><text:span text:style-name="Strong_20_Emphasis">Link arXiv</text:span>: Un link diretto alla pagina arXiv del paper fornisce ulteriore credibilità e una fonte per gli ultimi aggiornamenti o versioni preprint.</text:p>
        </text:list-item>
      </text:list>
      <text:p text:style-name="Text_20_body">Questa directory contiene il framework Anomalib, un sistema unificato e agnostico rispetto al compito specifico, che semplifica il rilevamento delle anomalie visive in vari contesti. Il framework è descritto nel documento 'UniFormaly_Towards_Task-Agnostic_Unified_Framework.pdf', in cui gli autori trattano il superamento dei limiti dei modelli tradizionali con metodi innovativi come il Back Patch Masking (BPM) e il matching delle caratteristiche con top k-ratio. Per una comprensione approfondita, la sottodirectory 'documentation' include ampio materiale su implementazione e utilizzo. Il repository git fornisce il codice completo, incoraggiando ulteriori sviluppi e contributi. È fornito anche un link alla pagina arXiv del documento per le ultime intuizioni e discussioni. </text:p>
      <text:p text:style-name="P7"/>
      <text:p text:style-name="P5"><text:span text:style-name="T2">- </text:span>IM-IAD(benchmark_results):</text:p>
      <text:p text:style-name="Text_20_body">La directory 'IM-IAD(benchmark_results)' contiene un documento PDF intitolato "IM-IAD: Industrial Image Anomaly Detection Benchmark in Manufacturing" e una directory 'git-repository' con un file README.md. Il documento PDF fornisce una panoramica completa di un benchmark per il rilevamento di anomalie nelle immagini industriali, discutendo i metodi di base, i dataset, le metriche di valutazione, i parametri iperparametrici, e le sfide aperte nel campo. Presenta inoltre approfondimenti dettagliati sugli algoritmi di rilevamento di anomalie attraverso un'ampia serie di esperimenti (17,017 in totale) su sette dataset principali, utilizzando 19 algoritmi in un'impostazione uniforme. Il documento mette in evidenza l'importanza di esaminare gli algoritmi di rilevamento di anomalie da una prospettiva uniforme e propone direzioni future di ricerca basate su vari aspetti <text:soft-page-break/>critici, come l'utilizzo di caratteristiche globali, il trattamento di dati anormali per l'apprendimento supervisionato e il rilevamento di anomalie, l'uso di tecniche di augmentation per l'apprendimento few-shot, e la gestione di dati rumorosi e dell'apprendimento continuo.</text:p>
      <text:p text:style-name="Text_20_body">Il file README.md nella directory 'git-repository' contiene una tabella con i risultati dei vari modelli di rilevamento di anomalie valutati sui benchmark. Questa tabella fornisce un riferimento diretto e accessibile per confrontare le prestazioni dei diversi approcci, facilitando la comprensione di quali metodi siano più efficaci in specifici contesti di rilevamento di anomalie industriali. La presenza di questa tabella e del codice nel repository git associato enfatizza l'obiettivo del progetto di promuovere la riproducibilità e l'accessibilità della ricerca in questo ambito.</text:p>
      <text:p text:style-name="Text_20_body">In sintesi, la directory 'IM-IAD(benchmark_results)' offre una risorsa preziosa per la comunità di ricerca e professionisti interessati al rilevamento di anomalie nelle immagini industriali, fornendo dati, insight e strumenti per valutare e sviluppare ulteriormente metodi avanzati in questo campo critico.</text:p>
      <text:p text:style-name="Standard"/>
      <text:p text:style-name="P6"><text:span text:style-name="T2">- </text:span>open-iad(interesting_benchmark):</text:p>
      <text:p text:style-name="Text_20_body">La directory 'open-iad(interesting_benchmark)' contiene un repository locale situato nella cartella 'git-repository', il cui file README.md descrive dettagliatamente il progetto IM-IAD (Industrial Image Anomaly Detection Benchmark in Manufacturing). Questo progetto è dedicato a fornire agli ricercatori un ambiente di verifica uniforme per il rilevamento di anomalie nelle immagini, utilizzando impostazioni e metodi standardizzati. Il progetto invita la comunità a contribuire aggiungendo nuovi algoritmi e funzionalità, sottolineando l'importanza della collaborazione per mantenere e arricchire questa risorsa.</text:p>
      <text:p text:style-name="Text_20_body">Il repository è strutturato in modo da facilitare l'implementazione e la valutazione di diversi metodi di rilevamento di anomalie, offrendo supporto per l'apprendimento sia centralizzato che federato, sia in 2D che in 3D. Include directory specifiche per classi di modelli, funzioni di augmentazione dei dati, checkpoint, configurazioni, input/output dei dati, interfacce per i dataset, funzioni di perdita, metriche, modelli di base, ottimizzatori e paradigmi di apprendimento.</text:p>
      <text:p text:style-name="Text_20_body">Inoltre, il file README.md fornisce istruzioni dettagliate su come eseguire esempi di codice per valutare vari metodi di rilevamento di anomalie sotto diverse impostazioni, come vanilla, semi-supervised, few-shot, continual, noisy e transfer learning, utilizzando diversi dataset disponibili. Viene spiegato anche come organizzare la struttura dei dataset per l'utilizzo con il progetto.</text:p>
      <text:p text:style-name="Text_20_body">Un aspetto interessante del progetto è l'incoraggiamento all'integrazione di nuovi metodi o dataset da parte degli utenti, fornendo passaggi chiari su come registrare e implementare nuovi modelli, reti, dataset e impostazioni di apprendimento all'interno dell'ecosistema 'open-iad'. Questo approccio non solo promuove la riproducibilità e l'innovazione ma rende anche il progetto una piattaforma dinamica e in evoluzione per la ricerca sul rilevamento di anomalie nell'ambito industriale.</text:p>
      <text:p text:style-name="Text_20_body">In sintesi, la directory 'open-iad(interesting_benchmark)' rappresenta un'importante risorsa per la comunità scientifica interessata al rilevamento di anomalie nelle immagini industriali, offrendo una piattaforma ricca e modulare per la sperimentazione, la valutazione e il contributo di nuove idee e metodi in questo campo di ricerca.</text:p>
      <text:p text:style-name="Standard"/>
      <text:p text:style-name="P5"><text:soft-page-break/><text:span text:style-name="T2">- </text:span>docs_about_SOTA_methods:</text:p>
      <text:p text:style-name="Text_20_body">La directory 'docs_about_SOTA_methods' si compone di una collezione di risorse che offrono uno sguardo approfondito alle metodologie di rilevamento delle anomalie nell'immagine industriale. Ogni sottodirectory, 27 in totale, è dedicata a un metodo specifico trattato nei documenti forniti e include:</text:p>
      <text:list text:style-name="L1">
        <text:list-item>
          <text:p text:style-name="P10"><text:span text:style-name="Strong_20_Emphasis">PDF dei Paper</text:span>: File in formato PDF relativi agli articoli scientifici di ciascun metodo, offrendo una fonte diretta di informazioni dettagliate sulla ricerca originale.</text:p>
        </text:list-item>
        <text:list-item>
          <text:p text:style-name="P10"><text:span text:style-name="Strong_20_Emphasis">Sintesi delle Caratteristiche</text:span>: Documenti che riassumono le caratteristiche chiave di ciascun metodo, utili per comprendere rapidamente i punti di forza, i punti deboli e le specifiche tecniche senza dover leggere integralmente gli articoli.</text:p>
        </text:list-item>
        <text:list-item>
          <text:p text:style-name="P10"><text:span text:style-name="Strong_20_Emphasis">Collegamenti ai Repository</text:span>: Link ai repository che implementano i metodi, facilitando l'accesso al codice sorgente per esperimenti pratici, validazione e ulteriori sviluppi.</text:p>
        </text:list-item>
      </text:list>
      <text:p text:style-name="Text_20_body">Il contenuto dei file 'SOTA_methods_with_code.pdf' e 'tabella_di_confronto.md' (e la sua versione in PDF) include:</text:p>
      <text:list text:style-name="L2">
        <text:list-item>
          <text:p text:style-name="P12">Un elenco di metodi state-of-the-art (SOTA) con i relativi riferimenti ai repository di codice su GitHub, evidenziando le valutazioni positive ("star") da parte della comunità.</text:p>
        </text:list-item>
        <text:list-item>
          <text:p text:style-name="P11">Informazioni dettagliate su ciascun metodo, quali il modello/approccio utilizzato, la tecnica di apprendimento impiegata, i punti di forza e i punti deboli, il tipo di etichettatura del dataset e le prestazioni raggiunte.</text:p>
        </text:list-item>
      </text:list>
      <text:p text:style-name="Text_20_body">Le immagini incluse nella directory ('paper_tree.png' e 'timeline.png') <text:span text:style-name="T1">illustrano</text:span> <text:span text:style-name="T1">rispettivamente</text:span>:</text:p>
      <text:list text:style-name="L3">
        <text:list-item>
          <text:p text:style-name="P14">Un albero/mappa concettuale che visualizza le relazioni tra vari metodi, approcci e tecniche nel contesto del rilevamento di anomalie.</text:p>
        </text:list-item>
        <text:list-item>
          <text:p text:style-name="P13">Una linea temporale che mostra la progressione e l'evoluzione dei metodi di rilevamento di anomalie nel tempo, potenzialmente evidenziando i principali sviluppi e pubblicazioni anno per anno.</text:p>
        </text:list-item>
      </text:list>
      <text:p text:style-name="Text_20_body">Insieme, questi materiali formano una risorsa comprensiva per la comunità di ricerca, consentendo una facile comparazione e analisi critica delle tecniche all'avanguardia nel rilevamento di anomalie nell'immagine industriale.</text:p>
      <text:p text:style-name="Standard"/>
      <text:p text:style-name="Standard"/>
      <text:p text:style-name="P5"><text:span text:style-name="T2">- </text:span>docs_about_datasets:</text:p>
      <text:p text:style-name="Text_20_body">La directory 'docs_about_datasets' è una risorsa esaustiva per i dataset nel campo del rilevamento di anomalie, con un focus particolare sull'ambito industriale. La directory contiene il documento 'Dataset_list.pdf', che fornisce un elenco dettagliato dei dataset disponibili.</text:p>
      <text:p text:style-name="Text_20_body">In aggiunta al documento, la sottodirectory 'dataset_papers' offre collegamenti ai documenti PDF per ognuno dei 33 dataset trattati, che includono:</text:p>
      <text:list text:style-name="L5">
        <text:list-item>
          <text:p text:style-name="P17"><text:span text:style-name="Strong_20_Emphasis">Pubblicazioni scientifiche</text:span> relative a ciascun dataset, offrendo una fonte di ricerca primaria per approfondimenti.</text:p>
        </text:list-item>
        <text:list-item>
          <text:p text:style-name="P16"><text:soft-page-break/><text:span text:style-name="Strong_20_Emphasis">Sintesi delle caratteristiche</text:span> che mettono in evidenza i dettagli chiave come il tipo di immagini (reali o sintetiche), l'anno di pubblicazione, e i link a eventuali codici di implementazione e dati.</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9T11:42:49.199000000</meta:creation-date>
    <dc:date>2024-04-05T04:14:30.546000000</dc:date>
    <meta:editing-duration>P2DT18H52M43S</meta:editing-duration>
    <meta:editing-cycles>2</meta:editing-cycles>
    <meta:generator>LibreOffice/7.6.1.2$Windows_X86_64 LibreOffice_project/f5defcebd022c5bc36bbb79be232cb6926d8f674</meta:generator>
    <meta:document-statistic meta:table-count="0" meta:image-count="0" meta:object-count="0" meta:page-count="6" meta:paragraph-count="53" meta:word-count="2145" meta:character-count="15987" meta:non-whitespace-character-count="13904"/>
  </office:meta>
</office:document-meta>
</file>